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e2ce6" officeooo:paragraph-rsid="001e2104"/>
    </style:style>
    <style:style style:name="P2" style:family="paragraph" style:parent-style-name="Standard">
      <style:text-properties officeooo:rsid="001e2ce6" officeooo:paragraph-rsid="001e2ce6"/>
    </style:style>
    <style:style style:name="P3" style:family="paragraph" style:parent-style-name="Table_20_Contents">
      <style:text-properties officeooo:rsid="001e2ce6" officeooo:paragraph-rsid="001e2ce6"/>
    </style:style>
    <style:style style:name="P4" style:family="paragraph" style:parent-style-name="Table_20_Contents">
      <style:text-properties officeooo:rsid="001eb22e" officeooo:paragraph-rsid="001eb22e"/>
    </style:style>
    <style:style style:name="T1" style:family="text">
      <style:text-properties officeooo:rsid="001eb22e"/>
    </style:style>
    <style:style style:name="T2" style:family="text">
      <style:text-properties officeooo:rsid="001f1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2140989593664">
          <table:table-cell table:style-name="Table1.A1" office:value-type="string">
            <text:p text:style-name="P3">Topic List</text:p>
          </table:table-cell>
          <table:table-cell table:style-name="Table1.A1" office:value-type="string">
            <text:p text:style-name="P3">Certifications <text:span text:style-name="T1">to study</text:span></text:p>
          </table:table-cell>
          <table:table-cell table:style-name="Table1.A1" office:value-type="string">
            <text:p text:style-name="P4">Certifications to take</text:p>
          </table:table-cell>
        </table:table-row>
        <table:table-row table:style-name="TableLine2140989599648">
          <table:table-cell table:style-name="Table1.A1" office:value-type="string">
            <text:p text:style-name="P2">Core:</text:p>
            <text:p text:style-name="P2">Computer Science</text:p>
            <text:p text:style-name="P2">Radio</text:p>
            <text:p text:style-name="P2">Networking</text:p>
            <text:p text:style-name="P2">Windows</text:p>
            <text:p text:style-name="P2">Powershell</text:p>
            <text:p text:style-name="P2">Linux</text:p>
            <text:p text:style-name="P2">Bash</text:p>
            <text:p text:style-name="P2">Mac</text:p>
            <text:p text:style-name="P2">Bash</text:p>
            <text:p text:style-name="P2"/>
            <text:p text:style-name="P2">Programming:</text:p>
            <text:p text:style-name="P2">Javascript</text:p>
            <text:p text:style-name="P2">SQL</text:p>
            <text:p text:style-name="P2">PHP</text:p>
            <text:p text:style-name="P2">HTML</text:p>
            <text:p text:style-name="P2">Python</text:p>
            <text:p text:style-name="P2">C#</text:p>
            <text:p text:style-name="P2">C++</text:p>
            <text:p text:style-name="P2"/>
            <text:p text:style-name="P2"/>
            <text:p text:style-name="P2">Security<text:span text:style-name="T2">(cyberdefense)</text:span>:</text:p>
            <text:p text:style-name="P2">Network Hardening</text:p>
            <text:p text:style-name="P2"/>
            <text:p text:style-name="P2">Penetration Testing:</text:p>
            <text:p text:style-name="P2">Reverse Engineering</text:p>
            <text:p text:style-name="P2">Software Cracking</text:p>
            <text:p text:style-name="P2"/>
            <text:p text:style-name="P2">Cloud:</text:p>
            <text:p text:style-name="P2">AWS</text:p>
            <text:p text:style-name="P2">Azure</text:p>
            <text:p text:style-name="P2">Google Cloud</text:p>
            <text:p text:style-name="P2"/>
          </table:table-cell>
          <table:table-cell table:style-name="Table1.A1" office:value-type="string">
            <text:p text:style-name="P4">CompTIA:</text:p>
            <text:p text:style-name="P4">ITFT</text:p>
            <text:p text:style-name="P4">A+</text:p>
            <text:p text:style-name="P4">Linux+</text:p>
            <text:p text:style-name="P4">Network+</text:p>
            <text:p text:style-name="P4">CCNA</text:p>
            <text:p text:style-name="P4"/>
          </table:table-cell>
          <table:table-cell table:style-name="Table1.A1" office:value-type="string">
            <text:p text:style-name="P4">CISSP</text:p>
            <text:p text:style-name="P4">CompTIA </text:p>
            <text:p text:style-name="P4">Security+</text:p>
            <text:p text:style-name="P4">Pentest+</text:p>
            <text:p text:style-name="P4">CE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29:53.783000000</meta:creation-date>
    <dc:date>2021-08-18T23:48:16.844000000</dc:date>
    <meta:editing-duration>PT5M48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41" meta:word-count="52" meta:character-count="354" meta:non-whitespace-character-count="342"/>
  </office:meta>
</office:document-meta>
</file>